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97893" officeooo:paragraph-rsid="00197893"/>
    </style:style>
    <style:style style:name="P7" style:family="paragraph" style:parent-style-name="Standard">
      <style:text-properties officeooo:rsid="001bc19e" officeooo:paragraph-rsid="001bc19e"/>
    </style:style>
    <style:style style:name="P8" style:family="paragraph" style:parent-style-name="Standard">
      <style:text-properties officeooo:rsid="001d9ae8" officeooo:paragraph-rsid="001d9ae8"/>
    </style:style>
    <style:style style:name="P9" style:family="paragraph" style:parent-style-name="Standard">
      <style:text-properties officeooo:rsid="001ec8f5" officeooo:paragraph-rsid="001ec8f5"/>
    </style:style>
    <style:style style:name="P10" style:family="paragraph" style:parent-style-name="Standard">
      <style:text-properties officeooo:rsid="0020c3f0" officeooo:paragraph-rsid="0020c3f0"/>
    </style:style>
    <style:style style:name="P11" style:family="paragraph" style:parent-style-name="Standard">
      <style:text-properties officeooo:rsid="0020e588" officeooo:paragraph-rsid="0020e588"/>
    </style:style>
    <style:style style:name="P12" style:family="paragraph" style:parent-style-name="Standard">
      <style:text-properties officeooo:rsid="0020e588" officeooo:paragraph-rsid="0020e588"/>
    </style:style>
    <style:style style:name="P13" style:family="paragraph" style:parent-style-name="Standard">
      <style:text-properties officeooo:rsid="0022c05d" officeooo:paragraph-rsid="0022c05d"/>
    </style:style>
    <style:style style:name="P14" style:family="paragraph" style:parent-style-name="Standard">
      <style:text-properties fo:font-size="14pt" officeooo:rsid="0022c05d" officeooo:paragraph-rsid="0022c05d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<text:soft-page-break/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6">5. PROGRAM 5</text:p>
      <text:p text:style-name="P6">#multiplication of three values</text:p>
      <text:p text:style-name="P6">a=45</text:p>
      <text:p text:style-name="P6">b=35</text:p>
      <text:p text:style-name="P6">c=80</text:p>
      <text:p text:style-name="P6">print("value of a is:")</text:p>
      <text:p text:style-name="P6">print(a) </text:p>
      <text:p text:style-name="P6">print("value of b is:")</text:p>
      <text:p text:style-name="P6">print(b)</text:p>
      <text:p text:style-name="P6">print("value of c is:")</text:p>
      <text:p text:style-name="P6">print(c)</text:p>
      <text:p text:style-name="P6">z=a*b*c</text:p>
      <text:p text:style-name="P6">print("multiplication of",a,b,"and",c,"is",z)</text:p>
      <text:p text:style-name="P6">print(z)</text:p>
      <text:p text:style-name="P6"/>
      <text:p text:style-name="P6">OUTPUT:</text:p>
      <text:p text:style-name="P6">value of a is:</text:p>
      <text:p text:style-name="P6">45</text:p>
      <text:p text:style-name="P6">value of b is:</text:p>
      <text:p text:style-name="P6">35</text:p>
      <text:p text:style-name="P6">value of c is:</text:p>
      <text:p text:style-name="P6">80</text:p>
      <text:p text:style-name="P6">multiplication of 45 35 and 80 is 126000</text:p>
      <text:p text:style-name="P6">126000</text:p>
      <text:p text:style-name="P6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<text:soft-page-break/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<text:soft-page-break/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/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soft-page-break/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1. PROGRAM 11</text:p>
      <text:p text:style-name="P7">#using while</text:p>
      <text:p text:style-name="P7"><text:s/>for additioni=0</text:p>
      <text:p text:style-name="P7">while(i&lt;=10):</text:p>
      <text:p text:style-name="P7"><text:tab/>print(i)</text:p>
      <text:p text:style-name="P7"><text:tab/>i=i+1</text:p>
      <text:p text:style-name="P7"/>
      <text:p text:style-name="P7">OUTPUT:</text:p>
      <text:p text:style-name="P7">0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P7">7</text:p>
      <text:p text:style-name="P7">8</text:p>
      <text:p text:style-name="P7">9</text:p>
      <text:p text:style-name="P7">10</text:p>
      <text:p text:style-name="P7">FOR SUBSTRACTION</text:p>
      <text:p text:style-name="P7">i=20</text:p>
      <text:p text:style-name="P7">while(i&gt;=0):</text:p>
      <text:p text:style-name="P7"><text:tab/>print(i)</text:p>
      <text:p text:style-name="P7"><text:tab/>i=i-1</text:p>
      <text:p text:style-name="P7"/>
      <text:p text:style-name="P7">OUTPUT:</text:p>
      <text:p text:style-name="P7"><text:soft-page-break/>20</text:p>
      <text:p text:style-name="P7">19</text:p>
      <text:p text:style-name="P7">18</text:p>
      <text:p text:style-name="P7">17</text:p>
      <text:p text:style-name="P7">16</text:p>
      <text:p text:style-name="P7">15</text:p>
      <text:p text:style-name="P7">14</text:p>
      <text:p text:style-name="P7">13</text:p>
      <text:p text:style-name="P7">12</text:p>
      <text:p text:style-name="P7">11</text:p>
      <text:p text:style-name="P7">10</text:p>
      <text:p text:style-name="P7">9</text:p>
      <text:p text:style-name="P7">8</text:p>
      <text:p text:style-name="P7">7</text:p>
      <text:p text:style-name="P7">6</text:p>
      <text:p text:style-name="P7">5</text:p>
      <text:p text:style-name="P7">4</text:p>
      <text:p text:style-name="P7">3</text:p>
      <text:p text:style-name="P7">2</text:p>
      <text:p text:style-name="P7">1</text:p>
      <text:p text:style-name="P7">0</text:p>
      <text:p text:style-name="P7">FOR EVEN</text:p>
      <text:p text:style-name="P7">i=0</text:p>
      <text:p text:style-name="P7">while(i&lt;=10):</text:p>
      <text:p text:style-name="P7"><text:tab/>print(i)</text:p>
      <text:p text:style-name="P7"><text:tab/>i=i+2</text:p>
      <text:p text:style-name="P7">OUTPUT</text:p>
      <text:p text:style-name="P7">0</text:p>
      <text:p text:style-name="P7">2</text:p>
      <text:p text:style-name="P7">4</text:p>
      <text:p text:style-name="P7">6</text:p>
      <text:p text:style-name="P7">8</text:p>
      <text:p text:style-name="P7">10</text:p>
      <text:p text:style-name="P7">FOR ODD</text:p>
      <text:p text:style-name="P7">i=1</text:p>
      <text:p text:style-name="P7">while(i&lt;=20):</text:p>
      <text:p text:style-name="P7"><text:tab/>print(i)</text:p>
      <text:p text:style-name="P7"><text:tab/>i=i+2</text:p>
      <text:p text:style-name="P8">OUTPUT</text:p>
      <text:p text:style-name="P8">1</text:p>
      <text:p text:style-name="P8">3</text:p>
      <text:p text:style-name="P8">5</text:p>
      <text:p text:style-name="P8">7</text:p>
      <text:p text:style-name="P8">9</text:p>
      <text:p text:style-name="P8">11</text:p>
      <text:p text:style-name="P8">13</text:p>
      <text:p text:style-name="P8">15</text:p>
      <text:p text:style-name="P8">17</text:p>
      <text:p text:style-name="P8"><text:soft-page-break/>19</text:p>
      <text:p text:style-name="P8"/>
      <text:p text:style-name="P8">12. PROGRAM 12</text:p>
      <text:p text:style-name="P8">#using while for tables</text:p>
      <text:p text:style-name="P8">x=int(input("give me a number:"))</text:p>
      <text:p text:style-name="P8">i=1</text:p>
      <text:p text:style-name="P8">while(i&lt;=10):</text:p>
      <text:p text:style-name="P8"><text:tab/>print(x,"*",i,"=",x*i)</text:p>
      <text:p text:style-name="P8"><text:tab/>i=i+1</text:p>
      <text:p text:style-name="P8">OUTPUT:</text:p>
      <text:p text:style-name="P8">give me a number:15</text:p>
      <text:p text:style-name="P8">15 * 1 = 15</text:p>
      <text:p text:style-name="P8">15 * 2 = 30</text:p>
      <text:p text:style-name="P8">15 * 3 = 45</text:p>
      <text:p text:style-name="P8">15 * 4 = 60</text:p>
      <text:p text:style-name="P8">15 * 5 = 75</text:p>
      <text:p text:style-name="P8">15 * 6 = 90</text:p>
      <text:p text:style-name="P8">15 * 7 = 105</text:p>
      <text:p text:style-name="P8">15 * 8 = 120</text:p>
      <text:p text:style-name="P8">15 * 9 = 135</text:p>
      <text:p text:style-name="P8">15 * 10 = 150</text:p>
      <text:p text:style-name="P8"/>
      <text:p text:style-name="P9">13. PROGRAM 13</text:p>
      <text:p text:style-name="P9">#using functions</text:p>
      <text:p text:style-name="P9">#reading values</text:p>
      <text:p text:style-name="P9">a=100</text:p>
      <text:p text:style-name="P9">b=150</text:p>
      <text:p text:style-name="P9"/>
      <text:p text:style-name="P9">#defining addition</text:p>
      <text:p text:style-name="P9">def add():</text:p>
      <text:p text:style-name="P9"><text:tab/>print("addition=",a+b)</text:p>
      <text:p text:style-name="P9"><text:tab/>return a+b</text:p>
      <text:p text:style-name="P9"/>
      <text:p text:style-name="P9">#defining substraction</text:p>
      <text:p text:style-name="P9">def sub():</text:p>
      <text:p text:style-name="P9"><text:tab/>print("substraction=",a-b)</text:p>
      <text:p text:style-name="P9"><text:tab/>return a-b</text:p>
      <text:p text:style-name="P9"/>
      <text:p text:style-name="P9">#defining multiplication</text:p>
      <text:p text:style-name="P9">def multi():</text:p>
      <text:p text:style-name="P9"><text:tab/>print("multiplication=",a*b)</text:p>
      <text:p text:style-name="P9"><text:tab/>return a*b</text:p>
      <text:p text:style-name="P9">#defining division</text:p>
      <text:p text:style-name="P9">def div():</text:p>
      <text:p text:style-name="P9"><text:tab/>print("division=",a/b)</text:p>
      <text:p text:style-name="P9"><text:tab/>return a/b</text:p>
      <text:p text:style-name="P9"/>
      <text:p text:style-name="P9">#calling function</text:p>
      <text:p text:style-name="P9"><text:soft-page-break/>p=add()</text:p>
      <text:p text:style-name="P9">q=sub()</text:p>
      <text:p text:style-name="P9">r=multi()</text:p>
      <text:p text:style-name="P9">s=div()</text:p>
      <text:p text:style-name="P9"/>
      <text:p text:style-name="P9">OUTPUT:</text:p>
      <text:p text:style-name="P9">addition= 250</text:p>
      <text:p text:style-name="P9">substraction= -50</text:p>
      <text:p text:style-name="P9">multiplication= 15000</text:p>
      <text:p text:style-name="P9">division= 0.6666666666666666</text:p>
      <text:p text:style-name="P9"/>
      <text:p text:style-name="P10">12. <text:s/>PROGRAM 12:</text:p>
      <text:p text:style-name="P10">import random</text:p>
      <text:p text:style-name="P10"/>
      <text:p text:style-name="P10">while True:</text:p>
      <text:p text:style-name="P10"><text:tab/>i=input("enter 'n' to quit")</text:p>
      <text:p text:style-name="P10"><text:tab/>if(i=='n'):</text:p>
      <text:p text:style-name="P10"><text:tab/><text:tab/>print("Bye!")</text:p>
      <text:p text:style-name="P10"><text:tab/><text:tab/>exit()</text:p>
      <text:p text:style-name="P10"/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enter 'n' to quitm</text:p>
      <text:p text:style-name="P10">You got 1</text:p>
      <text:p text:style-name="P10">enter 'n' to quita</text:p>
      <text:p text:style-name="P10">You got 6</text:p>
      <text:p text:style-name="P10">enter 'n' to quitv</text:p>
      <text:p text:style-name="P10">You got 2</text:p>
      <text:p text:style-name="P10">enter 'n' to quitd</text:p>
      <text:p text:style-name="P10">You got 2</text:p>
      <text:p text:style-name="P10">enter 'n' to quitn</text:p>
      <text:p text:style-name="P10">Bye!</text:p>
      <text:p text:style-name="P10"/>
      <text:p text:style-name="P10"/>
      <text:p text:style-name="P10">13. PROGRAM 13:</text:p>
      <text:p text:style-name="P10">import random</text:p>
      <text:p text:style-name="P10"/>
      <text:p text:style-name="P10">while True:</text:p>
      <text:p text:style-name="P10"><text:tab/>i=input("enter 'r' for rolling of a dices,enter 'q' to quit:")</text:p>
      <text:p text:style-name="P10"><text:tab/>if(i=='q'):</text:p>
      <text:p text:style-name="P10"><text:tab/><text:tab/>print("Bye Bye")</text:p>
      <text:p text:style-name="P10"><text:tab/><text:tab/>exit()</text:p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<text:soft-page-break/>enter 'r' for rolling of a dices,enter 'q' to quit:R</text:p>
      <text:p text:style-name="P10">you got 4</text:p>
      <text:p text:style-name="P10">enter 'r' for rolling of a dices,enter 'q' to quit:r</text:p>
      <text:p text:style-name="P10">you got 4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2</text:p>
      <text:p text:style-name="P10">enter 'r' for rolling of a dices,enter 'q' to quit:r</text:p>
      <text:p text:style-name="P10">you got 3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1</text:p>
      <text:p text:style-name="P10">enter 'r' for rolling of a dices,enter 'q' to quit:r</text:p>
      <text:p text:style-name="P10">you got 5</text:p>
      <text:p text:style-name="P10">enter 'r' for rolling of a dices,enter 'q' to quit:q</text:p>
      <text:p text:style-name="P10">Bye Bye</text:p>
      <text:p text:style-name="P10"/>
      <text:p text:style-name="P11">14. PROGRAM 14</text:p>
      <text:p text:style-name="P11">#snake and ladder</text:p>
      <text:p text:style-name="P11">import random</text:p>
      <text:p text:style-name="P11">count=0</text:p>
      <text:p text:style-name="P11"/>
      <text:p text:style-name="P11">while(count&lt;=100):</text:p>
      <text:p text:style-name="P11"><text:tab/>n=input("press 'r' roll the dice:")</text:p>
      <text:p text:style-name="P11"><text:tab/>if(n=='r'):</text:p>
      <text:p text:style-name="P11">#rolling the dice</text:p>
      <text:p text:style-name="P11"><text:tab/><text:tab/>r=random.randint(1,6)</text:p>
      <text:p text:style-name="P11"><text:tab/><text:tab/>count=count+r</text:p>
      <text:p text:style-name="P11"><text:tab/><text:tab/>print("u got",r)</text:p>
      <text:p text:style-name="P11"><text:tab/><text:tab/>print("new position is",count)</text:p>
      <text:p text:style-name="P11">#checking for snakes and <text:s/>ladder</text:p>
      <text:p text:style-name="P11"><text:tab/><text:tab/>if(count==8):</text:p>
      <text:p text:style-name="P11"><text:tab/><text:tab/><text:tab/>count=37</text:p>
      <text:p text:style-name="P11"><text:tab/><text:tab/><text:tab/>print("I got the ladder")</text:p>
      <text:p text:style-name="P11"><text:tab/><text:tab/>elif(count==11):</text:p>
      <text:p text:style-name="P11"><text:tab/><text:tab/><text:tab/>count=2</text:p>
      <text:p text:style-name="P11"><text:tab/><text:tab/><text:tab/>print("sorry , u got snake")</text:p>
      <text:p text:style-name="P11"><text:tab/><text:tab/>elif(count==13):</text:p>
      <text:p text:style-name="P11"><text:tab/><text:tab/><text:tab/>count=34</text:p>
      <text:p text:style-name="P11"><text:tab/><text:tab/><text:tab/>print("I got the ladder")</text:p>
      <text:p text:style-name="P11"><text:tab/><text:tab/>elif(count==25):</text:p>
      <text:p text:style-name="P11"><text:tab/><text:tab/><text:tab/>count=4</text:p>
      <text:p text:style-name="P11"><text:tab/><text:tab/><text:tab/>print("sorry , u got snake")</text:p>
      <text:p text:style-name="P11"><text:tab/><text:tab/>elif(count==40):</text:p>
      <text:p text:style-name="P11"><text:tab/><text:tab/><text:tab/>count=68</text:p>
      <text:p text:style-name="P11"><text:tab/><text:tab/><text:tab/>print("I got the ladder")</text:p>
      <text:p text:style-name="P11"><text:soft-page-break/><text:tab/><text:tab/>elif(count==38):</text:p>
      <text:p text:style-name="P11"><text:tab/><text:tab/><text:tab/>count=9</text:p>
      <text:p text:style-name="P11"><text:tab/><text:tab/><text:tab/>print("sorry , u got snake")</text:p>
      <text:p text:style-name="P11"><text:tab/><text:tab/>elif(count==52):</text:p>
      <text:p text:style-name="P11"><text:tab/><text:tab/><text:tab/>count=81</text:p>
      <text:p text:style-name="P11"><text:tab/><text:tab/><text:tab/>print("I got the ladder")</text:p>
      <text:p text:style-name="P11"><text:tab/><text:tab/>elif(count==65):</text:p>
      <text:p text:style-name="P11"><text:tab/><text:tab/><text:tab/>count=46</text:p>
      <text:p text:style-name="P11"><text:tab/><text:tab/><text:tab/>print("sorry , u got snake")</text:p>
      <text:p text:style-name="P11"><text:tab/><text:tab/>elif(count==76):</text:p>
      <text:p text:style-name="P11"><text:tab/><text:tab/><text:tab/>count=97</text:p>
      <text:p text:style-name="P11"><text:tab/><text:tab/><text:tab/>print("I got the ladder")</text:p>
      <text:p text:style-name="P11"><text:tab/><text:tab/>elif(count==89):</text:p>
      <text:p text:style-name="P11"><text:tab/><text:tab/><text:tab/>count=70</text:p>
      <text:p text:style-name="P11"><text:tab/><text:tab/><text:tab/>print("sorry , u got snake")</text:p>
      <text:p text:style-name="P11"><text:tab/><text:tab/>elif(count==93):</text:p>
      <text:p text:style-name="P11"><text:tab/><text:tab/><text:tab/>count=64</text:p>
      <text:p text:style-name="P11"><text:tab/><text:tab/><text:tab/>print("sorry , u got snake")</text:p>
      <text:p text:style-name="P11"><text:tab/><text:tab/>elif(count==100):</text:p>
      <text:p text:style-name="P11"><text:tab/><text:tab/><text:tab/>print("CONGRATS U WON THE GAME")</text:p>
      <text:p text:style-name="P11"><text:tab/><text:tab/><text:tab/>exit()</text:p>
      <text:p text:style-name="P11"><text:tab/><text:tab/>elif(count&gt;100):</text:p>
      <text:p text:style-name="P11"><text:tab/><text:tab/><text:tab/>print("stay in same count")</text:p>
      <text:p text:style-name="P11"><text:tab/><text:tab/><text:tab/>count=count-r</text:p>
      <text:p text:style-name="P11"/>
      <text:p text:style-name="P11">OUTPUT:</text:p>
      <text:p text:style-name="P11">press 'r' roll the dice:r</text:p>
      <text:p text:style-name="P11">u got 5</text:p>
      <text:p text:style-name="P11">new position is 5</text:p>
      <text:p text:style-name="P11">press 'r' roll the dice:r</text:p>
      <text:p text:style-name="P11">u got 2</text:p>
      <text:p text:style-name="P11">new position is 7</text:p>
      <text:p text:style-name="P11">press 'r' roll the dice:r</text:p>
      <text:p text:style-name="P11">u got 1</text:p>
      <text:p text:style-name="P11">new position is 8</text:p>
      <text:p text:style-name="P11">I got the ladder</text:p>
      <text:p text:style-name="P11">press 'r' roll the dice:r</text:p>
      <text:p text:style-name="P11">u got 1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1</text:p>
      <text:p text:style-name="P11">new position is 15</text:p>
      <text:p text:style-name="P11">press 'r' roll the dice:r</text:p>
      <text:p text:style-name="P11">u got 6</text:p>
      <text:p text:style-name="P11"><text:soft-page-break/>new position is 21</text:p>
      <text:p text:style-name="P11">press 'r' roll the dice:r</text:p>
      <text:p text:style-name="P11">u got 5</text:p>
      <text:p text:style-name="P11">new position is 26</text:p>
      <text:p text:style-name="P11">press 'r' roll the dice:r</text:p>
      <text:p text:style-name="P11">u got 4</text:p>
      <text:p text:style-name="P11">new position is 30</text:p>
      <text:p text:style-name="P11">press 'r' roll the dice:r</text:p>
      <text:p text:style-name="P11">u got 5</text:p>
      <text:p text:style-name="P11">new position is 35</text:p>
      <text:p text:style-name="P11">press 'r' roll the dice:r</text:p>
      <text:p text:style-name="P11">u got 3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2</text:p>
      <text:p text:style-name="P11">new position is 16</text:p>
      <text:p text:style-name="P11">press 'r' roll the dice:r</text:p>
      <text:p text:style-name="P11">u got 2</text:p>
      <text:p text:style-name="P11">new position is 18</text:p>
      <text:p text:style-name="P11">press 'r' roll the dice:r</text:p>
      <text:p text:style-name="P11">u got 2</text:p>
      <text:p text:style-name="P11">new position is 20</text:p>
      <text:p text:style-name="P11">press 'r' roll the dice:r</text:p>
      <text:p text:style-name="P11">u got 3</text:p>
      <text:p text:style-name="P11">new position is 23</text:p>
      <text:p text:style-name="P11">press 'r' roll the dice:r</text:p>
      <text:p text:style-name="P11">u got 6</text:p>
      <text:p text:style-name="P11">new position is 29</text:p>
      <text:p text:style-name="P11">press 'r' roll the dice:r</text:p>
      <text:p text:style-name="P11">u got 2</text:p>
      <text:p text:style-name="P11">new position is 31</text:p>
      <text:p text:style-name="P11">press 'r' roll the dice:r</text:p>
      <text:p text:style-name="P11">u got 4</text:p>
      <text:p text:style-name="P11">new position is 35</text:p>
      <text:p text:style-name="P11">press 'r' roll the dice:r</text:p>
      <text:p text:style-name="P11">u got 5</text:p>
      <text:p text:style-name="P11">new position is 40</text:p>
      <text:p text:style-name="P11">I got the ladder</text:p>
      <text:p text:style-name="P11">press 'r' roll the dice:r</text:p>
      <text:p text:style-name="P11">u got 5</text:p>
      <text:p text:style-name="P11">new position is 73</text:p>
      <text:p text:style-name="P11">press 'r' roll the dice:r</text:p>
      <text:p text:style-name="P11">u got 6</text:p>
      <text:p text:style-name="P11">new position is 79</text:p>
      <text:p text:style-name="P11"><text:soft-page-break/>press 'r' roll the dice:r</text:p>
      <text:p text:style-name="P11">u got 3</text:p>
      <text:p text:style-name="P11">new position is 82</text:p>
      <text:p text:style-name="P11">press 'r' roll the dice:r</text:p>
      <text:p text:style-name="P11">u got 2</text:p>
      <text:p text:style-name="P11">new position is 84</text:p>
      <text:p text:style-name="P11">press 'r' roll the dice:r</text:p>
      <text:p text:style-name="P11">u got 3</text:p>
      <text:p text:style-name="P11">new position is 87</text:p>
      <text:p text:style-name="P11">press 'r' roll the dice:r</text:p>
      <text:p text:style-name="P11">u got 2</text:p>
      <text:p text:style-name="P11">new position is 89</text:p>
      <text:p text:style-name="P11">sorry , u got snake</text:p>
      <text:p text:style-name="P11">press 'r' roll the dice:r</text:p>
      <text:p text:style-name="P11">u got 6</text:p>
      <text:p text:style-name="P11">new position is 76</text:p>
      <text:p text:style-name="P11">I got the ladder</text:p>
      <text:p text:style-name="P11">press 'r' roll the dice:r</text:p>
      <text:p text:style-name="P11">u got 5</text:p>
      <text:p text:style-name="P11">new position is 102</text:p>
      <text:p text:style-name="P11">stay in same count</text:p>
      <text:p text:style-name="P11">press 'r' roll the dice:r</text:p>
      <text:p text:style-name="P11">u got 3</text:p>
      <text:p text:style-name="P11">new position is 100</text:p>
      <text:p text:style-name="P11">CONGRATS U WON THE GAME.</text:p>
      <text:p text:style-name="P11"/>
      <text:p text:style-name="P13">15.PROGRAM 15</text:p>
      <text:p text:style-name="P14">#program for simple calculator</text:p>
      <text:p text:style-name="Standard">i=int(input("enter the value of i:"))</text:p>
      <text:p text:style-name="Standard">j=int(input("enter the value of j:"))</text:p>
      <text:p text:style-name="Standard">o=input("what do u want to perform? +,-,*,/:")</text:p>
      <text:p text:style-name="Standard">def add():</text:p>
      <text:p text:style-name="Standard"><text:tab/>return i+j</text:p>
      <text:p text:style-name="Standard">def sub():</text:p>
      <text:p text:style-name="Standard"><text:tab/>return i-j</text:p>
      <text:p text:style-name="Standard">def mult():</text:p>
      <text:p text:style-name="Standard"><text:tab/>return i*j</text:p>
      <text:p text:style-name="Standard">def division():</text:p>
      <text:p text:style-name="Standard"><text:tab/>return i/j</text:p>
      <text:p text:style-name="Standard">if(o=='+'):</text:p>
      <text:p text:style-name="Standard"><text:tab/>print("addidtion=",add())</text:p>
      <text:p text:style-name="Standard">elif(o=='-'):</text:p>
      <text:p text:style-name="Standard"><text:tab/>print("subtraction=",sub())</text:p>
      <text:p text:style-name="Standard">elif(o=='*'):</text:p>
      <text:p text:style-name="Standard"><text:tab/>print("multiplycation=",mult())</text:p>
      <text:p text:style-name="Standard">elif(o=="/"):</text:p>
      <text:p text:style-name="Standard"><text:tab/>print("devision=",division())</text:p>
      <text:p text:style-name="Standard"><text:span text:style-name="T8">OUTPUT</text:span>:python3 multyfuncition.py</text:p>
      <text:p text:style-name="Standard"><text:soft-page-break/><text:tab/> <text:s text:c="3"/>enter the value of i:3</text:p>
      <text:p text:style-name="Standard"><text:s text:c="16"/>enter the value of j:4</text:p>
      <text:p text:style-name="Standard"><text:tab/> <text:s text:c="3"/>what do u want to perform? +,-,*,/:+</text:p>
      <text:p text:style-name="Standard"><text:tab/> <text:s text:c="3"/>addidtion= 7</text:p>
      <text:p text:style-name="Standard"><text:s text:c="16"/>python3 multyfunction.py</text:p>
      <text:p text:style-name="Standard"><text:s text:c="16"/>enter the value of i:5</text:p>
      <text:p text:style-name="Standard"><text:s text:c="16"/>enter the value of j:4</text:p>
      <text:p text:style-name="Standard"><text:s text:c="16"/>what do u want to perform? +,-,*,/:-</text:p>
      <text:p text:style-name="Standard"><text:tab/> <text:s text:c="3"/>subtraction= 1</text:p>
      <text:p text:style-name="Standard"><text:s text:c="16"/>python3 multyfunction.py</text:p>
      <text:p text:style-name="Standard"><text:tab/> <text:s text:c="3"/>enter the value of i:4</text:p>
      <text:p text:style-name="Standard"><text:tab/> <text:s text:c="3"/>enter the value of j:6</text:p>
      <text:p text:style-name="Standard"><text:tab/> <text:s text:c="3"/>what do u want to perform? +,-,*,/:*</text:p>
      <text:p text:style-name="Standard"><text:tab/> <text:s text:c="3"/>multiplycation= 24</text:p>
      <text:p text:style-name="Standard"><text:tab/> <text:s text:c="3"/>python3 multyfunction.py</text:p>
      <text:p text:style-name="Standard"><text:tab/> <text:s text:c="3"/>enter the value of i:60 </text:p>
      <text:p text:style-name="Standard"><text:tab/> <text:s text:c="3"/>enter the value of j:5</text:p>
      <text:p text:style-name="Standard"><text:tab/> <text:s text:c="3"/>what do u want to perform? +,-,*,/:/</text:p>
      <text:p text:style-name="Standard"><text:tab/> <text:s text:c="3"/>devision= 12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10-01T14:11:14.567068363</dc:date>
    <meta:editing-duration>PT32M12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3" meta:paragraph-count="546" meta:word-count="1534" meta:character-count="9065" meta:non-whitespace-character-count="7593"/>
  </office:meta>
</office:document-meta>
</file>